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29fb" officeooo:paragraph-rsid="000c29fb"/>
    </style:style>
    <style:style style:name="P2" style:family="paragraph" style:parent-style-name="Standard">
      <style:text-properties fo:font-weight="normal" officeooo:rsid="000c29fb" officeooo:paragraph-rsid="000c29fb" style:font-weight-asian="normal" style:font-weight-complex="normal"/>
    </style:style>
    <style:style style:name="P3" style:family="paragraph" style:parent-style-name="Standard">
      <style:text-properties fo:font-weight="normal" officeooo:rsid="000cffc7" officeooo:paragraph-rsid="000cffc7" style:font-weight-asian="normal" style:font-weight-complex="normal"/>
    </style:style>
    <style:style style:name="P4" style:family="paragraph" style:parent-style-name="Standard">
      <style:text-properties fo:font-weight="normal" officeooo:rsid="000cffc7" officeooo:paragraph-rsid="000dd052" style:font-weight-asian="normal" style:font-weight-complex="normal"/>
    </style:style>
    <style:style style:name="P5" style:family="paragraph" style:parent-style-name="Standard">
      <style:text-properties fo:font-weight="normal" officeooo:rsid="0010b283" officeooo:paragraph-rsid="0010b283" style:font-weight-asian="normal" style:font-weight-complex="normal"/>
    </style:style>
    <style:style style:name="P6" style:family="paragraph" style:parent-style-name="Standard">
      <style:text-properties fo:font-weight="normal" officeooo:rsid="0013bf79" officeooo:paragraph-rsid="0013bf79" style:font-weight-asian="normal" style:font-weight-complex="normal"/>
    </style:style>
    <style:style style:name="P7" style:family="paragraph" style:parent-style-name="Standard">
      <style:text-properties fo:font-weight="normal" officeooo:rsid="0014a035" officeooo:paragraph-rsid="0014a035" style:font-weight-asian="normal" style:font-weight-complex="normal"/>
    </style:style>
    <style:style style:name="P8" style:family="paragraph" style:parent-style-name="Standard">
      <style:text-properties fo:font-weight="normal" officeooo:rsid="0014a035" officeooo:paragraph-rsid="00186577" style:font-weight-asian="normal" style:font-weight-complex="normal"/>
    </style:style>
    <style:style style:name="P9" style:family="paragraph" style:parent-style-name="Standard">
      <style:text-properties fo:font-weight="normal" officeooo:rsid="00178d0b" officeooo:paragraph-rsid="00178d0b" style:font-weight-asian="normal" style:font-weight-complex="normal"/>
    </style:style>
    <style:style style:name="P10" style:family="paragraph" style:parent-style-name="Standard">
      <style:text-properties fo:font-weight="normal" officeooo:rsid="00186577" officeooo:paragraph-rsid="00186577" style:font-weight-asian="normal" style:font-weight-complex="normal"/>
    </style:style>
    <style:style style:name="P11" style:family="paragraph" style:parent-style-name="Standard">
      <style:text-properties fo:font-weight="normal" officeooo:rsid="001b95d6" officeooo:paragraph-rsid="001b95d6" style:font-weight-asian="normal" style:font-weight-complex="normal"/>
    </style:style>
    <style:style style:name="P12" style:family="paragraph" style:parent-style-name="Standard">
      <style:text-properties fo:font-weight="normal" officeooo:rsid="001b95d6" officeooo:paragraph-rsid="001c1234" style:font-weight-asian="normal" style:font-weight-complex="normal"/>
    </style:style>
    <style:style style:name="P13" style:family="paragraph" style:parent-style-name="Standard">
      <style:text-properties fo:font-weight="normal" officeooo:rsid="001c1234" officeooo:paragraph-rsid="001c1234" style:font-weight-asian="normal" style:font-weight-complex="normal"/>
    </style:style>
    <style:style style:name="P14" style:family="paragraph" style:parent-style-name="Standard">
      <style:text-properties fo:font-weight="normal" officeooo:rsid="001ca9c0" officeooo:paragraph-rsid="001ca9c0" style:font-weight-asian="normal" style:font-weight-complex="normal"/>
    </style:style>
    <style:style style:name="P15" style:family="paragraph" style:parent-style-name="Standard">
      <style:text-properties fo:font-weight="normal" officeooo:rsid="001ca9c0" officeooo:paragraph-rsid="001c1234" style:font-weight-asian="normal" style:font-weight-complex="normal"/>
    </style:style>
    <style:style style:name="P16" style:family="paragraph" style:parent-style-name="Standard">
      <style:text-properties fo:font-weight="normal" officeooo:rsid="000dd052" officeooo:paragraph-rsid="000dd052" style:font-weight-asian="normal" style:font-weight-complex="normal"/>
    </style:style>
    <style:style style:name="P17" style:family="paragraph" style:parent-style-name="Standard">
      <style:text-properties fo:font-weight="normal" officeooo:rsid="00203cda" officeooo:paragraph-rsid="00203cda" style:font-weight-asian="normal" style:font-weight-complex="normal"/>
    </style:style>
    <style:style style:name="P18" style:family="paragraph" style:parent-style-name="Standard">
      <style:text-properties fo:font-weight="normal" officeooo:rsid="001e2562" officeooo:paragraph-rsid="001e2562" style:font-weight-asian="normal" style:font-weight-complex="normal"/>
    </style:style>
    <style:style style:name="P19" style:family="paragraph" style:parent-style-name="Standard">
      <style:text-properties fo:font-weight="normal" officeooo:rsid="00216b52" officeooo:paragraph-rsid="00216b52" style:font-weight-asian="normal" style:font-weight-complex="normal"/>
    </style:style>
    <style:style style:name="P20" style:family="paragraph" style:parent-style-name="Standard">
      <style:text-properties fo:font-weight="normal" officeooo:rsid="00216b52" officeooo:paragraph-rsid="00222176" style:font-weight-asian="normal" style:font-weight-complex="normal"/>
    </style:style>
    <style:style style:name="P21" style:family="paragraph" style:parent-style-name="Standard">
      <style:text-properties fo:font-weight="normal" officeooo:rsid="00222176" officeooo:paragraph-rsid="0022a48c" style:font-weight-asian="normal" style:font-weight-complex="normal"/>
    </style:style>
    <style:style style:name="P22" style:family="paragraph" style:parent-style-name="Standard">
      <style:text-properties fo:font-weight="bold" officeooo:rsid="000c29fb" officeooo:paragraph-rsid="000c29fb" style:font-weight-asian="bold" style:font-weight-complex="bold"/>
    </style:style>
    <style:style style:name="P23" style:family="paragraph" style:parent-style-name="Standard">
      <style:text-properties fo:font-weight="bold" officeooo:rsid="00160282" officeooo:paragraph-rsid="00160282" style:font-weight-asian="bold" style:font-weight-complex="bold"/>
    </style:style>
    <style:style style:name="P24" style:family="paragraph" style:parent-style-name="Standard">
      <style:text-properties fo:font-weight="bold" officeooo:rsid="001b95d6" officeooo:paragraph-rsid="001b95d6" style:font-weight-asian="bold" style:font-weight-complex="bold"/>
    </style:style>
    <style:style style:name="P25" style:family="paragraph" style:parent-style-name="Standard">
      <style:text-properties fo:font-weight="bold" officeooo:rsid="00186577" officeooo:paragraph-rsid="00186577" style:font-weight-asian="bold" style:font-weight-complex="bold"/>
    </style:style>
    <style:style style:name="P26" style:family="paragraph" style:parent-style-name="Standard">
      <style:text-properties style:font-name="Courier New" fo:font-size="9pt" fo:font-weight="normal" officeooo:rsid="001a54ed" officeooo:paragraph-rsid="001a54ed" style:font-size-asian="9pt" style:font-weight-asian="normal" style:font-size-complex="9pt" style:font-weight-complex="normal"/>
    </style:style>
    <style:style style:name="P27" style:family="paragraph" style:parent-style-name="Standard">
      <style:text-properties style:font-name="Courier New" fo:font-size="9pt" fo:font-weight="normal" officeooo:rsid="001a9736" officeooo:paragraph-rsid="001a9736" style:font-size-asian="9pt" style:font-weight-asian="normal" style:font-size-complex="9pt" style:font-weight-complex="normal"/>
    </style:style>
    <style:style style:name="P28" style:family="paragraph" style:parent-style-name="Standard">
      <style:text-properties fo:font-weight="normal" officeooo:rsid="00222176" officeooo:paragraph-rsid="00222176" style:font-weight-asian="normal" style:font-weight-complex="normal"/>
    </style:style>
    <style:style style:name="P29" style:family="paragraph" style:parent-style-name="Standard">
      <style:text-properties fo:font-weight="normal" officeooo:rsid="0022a48c" officeooo:paragraph-rsid="0022a48c" style:font-weight-asian="normal" style:font-weight-complex="normal"/>
    </style:style>
    <style:style style:name="P30" style:family="paragraph" style:parent-style-name="Standard">
      <style:text-properties fo:font-weight="normal" officeooo:rsid="00186577" officeooo:paragraph-rsid="002714e1" style:font-weight-asian="normal" style:font-weight-complex="normal"/>
    </style:style>
    <style:style style:name="P31" style:family="paragraph" style:parent-style-name="Standard">
      <style:text-properties fo:font-weight="normal" officeooo:rsid="0026cff9" officeooo:paragraph-rsid="0026cff9" style:font-weight-asian="normal" style:font-weight-complex="normal"/>
    </style:style>
    <style:style style:name="P32" style:family="paragraph" style:parent-style-name="Standard">
      <style:text-properties style:font-name="Courier New" fo:font-size="9pt" fo:font-weight="normal" officeooo:rsid="0026cff9" officeooo:paragraph-rsid="0026cff9" style:font-size-asian="9pt" style:font-weight-asian="normal" style:font-size-complex="9pt" style:font-weight-complex="normal"/>
    </style:style>
    <style:style style:name="P33" style:family="paragraph" style:parent-style-name="Standard">
      <style:text-properties style:font-name="Courier New" fo:font-size="9pt" fo:font-weight="normal" officeooo:rsid="00186577" officeooo:paragraph-rsid="00186577" style:font-size-asian="9pt" style:font-weight-asian="normal" style:font-size-complex="9pt" style:font-weight-complex="normal"/>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officeooo:rsid="000cffc7"/>
    </style:style>
    <style:style style:name="T4" style:family="text">
      <style:text-properties officeooo:rsid="000ece7d"/>
    </style:style>
    <style:style style:name="T5" style:family="text">
      <style:text-properties officeooo:rsid="00128f17"/>
    </style:style>
    <style:style style:name="T6" style:family="text">
      <style:text-properties officeooo:rsid="0013bf79"/>
    </style:style>
    <style:style style:name="T7" style:family="text">
      <style:text-properties officeooo:rsid="00160282"/>
    </style:style>
    <style:style style:name="T8" style:family="text">
      <style:text-properties officeooo:rsid="00178d0b"/>
    </style:style>
    <style:style style:name="T9" style:family="text">
      <style:text-properties officeooo:rsid="001a54ed"/>
    </style:style>
    <style:style style:name="T10" style:family="text">
      <style:text-properties officeooo:rsid="001a9736"/>
    </style:style>
    <style:style style:name="T11" style:family="text">
      <style:text-properties officeooo:rsid="001be4cf"/>
    </style:style>
    <style:style style:name="T12" style:family="text">
      <style:text-properties officeooo:rsid="001ca9c0"/>
    </style:style>
    <style:style style:name="T13" style:family="text">
      <style:text-properties officeooo:rsid="001e2562"/>
    </style:style>
    <style:style style:name="T14" style:family="text">
      <style:text-properties officeooo:rsid="001f0124"/>
    </style:style>
    <style:style style:name="T15" style:family="text">
      <style:text-properties officeooo:rsid="00203cda"/>
    </style:style>
    <style:style style:name="T16" style:family="text">
      <style:text-properties officeooo:rsid="00222176"/>
    </style:style>
    <style:style style:name="T17" style:family="text">
      <style:text-properties officeooo:rsid="0022a48c"/>
    </style:style>
    <style:style style:name="T18" style:family="text">
      <style:text-properties officeooo:rsid="00233e2a"/>
    </style:style>
    <style:style style:name="T19" style:family="text">
      <style:text-properties style:font-name="Courier New" fo:font-size="9pt" style:font-size-asian="9pt" style:font-size-complex="9pt"/>
    </style:style>
    <style:style style:name="T20" style:family="text">
      <style:text-properties officeooo:rsid="002714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is a typing thoughts to clarify thinking on the ADC strategies for the ‘STM32L431 working with the MAX14921. The key issue is that the ‘L431 (and ‘L451 which is an alternative) only have one ADC. There are 11 ADC channels to be read, and of these, the one connected to the ‘14921 must be read 20 times in conjunction with time delays and commands sent via spi. This requires reconfiguration of the ADC between “BMS” and “ADC” readout sequences.</text:p>
      <text:p text:style-name="P2"/>
      <text:p text:style-name="P23">Overall organization</text:p>
      <text:p text:style-name="P2"/>
      <text:p text:style-name="P8">The overall organization has the task, ADCTask, waiting on a queue for requests for a readout. The queue element is a pointer to a struct held by the requester. The struct includes a code for the service requested <text:span text:style-name="T9">(see ADCTask.h)</text:span>: </text:p>
      <text:p text:style-name="P8"/>
      <text:p text:style-name="P26">/* Request Codes for ADCTask services. */</text:p>
      <text:p text:style-name="P26">#define REQ_BOGUS <text:s text:c="3"/>0 <text:s/>// Trap mistakes</text:p>
      <text:p text:style-name="P26">#define REQ_READBMS <text:s/>1<text:tab/>// Read MAX1921 cells, thermistor, Top-of-stack</text:p>
      <text:p text:style-name="P26">#define REQ_CALIB <text:s text:c="3"/>2 <text:s/>// Execute a self-calib (MAX14921 Aout offset) cycle</text:p>
      <text:p text:style-name="P26">#define REQ_OPENCELL 3 <text:s/>// Do an open cell wire test</text:p>
      <text:p text:style-name="P26">#define REQ_LOWPOWER 4 <text:s/>// Place MAX14921 into low power mode.</text:p>
      <text:p text:style-name="P26">#define REQ_SETFETS <text:s/><text:span text:style-name="T15">5</text:span> <text:s/>// Set cell discharge FETs </text:p>
      <text:p text:style-name="P10"/>
      <text:p text:style-name="P8">When the wait on the queue exit<text:span text:style-name="T8">s,</text:span> a sequence for executing the request is started and the task waits for the sequence to complete. Once started, the sequence is driven by interrupts of the spi, TIM2 OC4 <text:span text:style-name="T8">timer</text:span>, and ADC. The action taken by each interrupt depends on the state for that interrupt. The variables, spistate, timstate, and adcstate, direct the next steps taken for the interrupts. When the sequence completes a notification is made to ADCTask and it makes a notification to the requester’s task that the request is complete, and then goes back to waiting for the next queue item.</text:p>
      <text:p text:style-name="P7"/>
      <text:p text:style-name="P9">Rather than one huge file, various .c, .h files are involved. Most have ‘adc’ in the name, however the TIM2 timer is used by FanTask for fan control and the interrupt handling is done in FanTask. Output capture, OC4 was commandeered for timing the bms delays. When the OC4 interrupt flag is on the interrupt handler in FanTask calls a routine in spiadc.c where the interrupt handling for a delay timeout is handled.</text:p>
      <text:p text:style-name="P2"/>
      <text:p text:style-name="P22">BMS readout--</text:p>
      <text:p text:style-name="P2"/>
      <text:p text:style-name="P2">As of the date of this writing the coding for reading the BMS is in-place, but not debugg<text:span text:style-name="T3">ed</text:span> Here is the strategy along with reference to the routine files and subroutines.</text:p>
      <text:p text:style-name="P2"/>
      <text:p text:style-name="P3">A readout of the cell voltages starts with command that switches the flying capacitors from the cells to a ground reference, then via a mux that selects individual capacitors the cell voltage is measured. The cell voltage readout sequence is to send a spi command, wait for the results of the command to take place and voltages settle, then read the voltage on the output buffer (Aout). Since leakage is draining the capacitors while they are waiting to be measured, (referred to as “droop” in the datasheet), the speed of the cell readout is important. The datasheet says that with 1u caps and typical leakage the droop would be less than 1 mv.</text:p>
      <text:p text:style-name="P3"/>
      <text:p text:style-name="P4">To speed up the readout the spi command is overlapped with the ADC measurement. All commands are 24 bits, i.e. 3 bytes. With a 2 MHz spi clock the spi will take 12 us. The command takes effect when the <text:soft-page-break/>/CS (not Chip Select) line changes from low to high. The code comments refers to this as “latching” the command. At that point in time a delay is required to allow the mux to select and buffer op-amp voltage to settle. The datasheet calls for 5 us. Thus each cell selection will take 17 us (12 + 5) for each cell. While the spi is sending a command the ADC can be taking measurements using the oversampling feature in the ‘L431. The oversampling sums each conversion into a 24 bit register, and at the end of the number of samples set, e.g. 16, 32, etc., the register can be right-shifted when the number of samples is greater than 16. </text:p>
      <text:p text:style-name="P4"/>
      <text:p text:style-name="P16">The amount of time for each ADC conversion is determined by the ADC clock speed, and number of cycles specified for the sampling. The minimum number of sampling cycles is set by input impedance to the ADC channel. The bms output buffer has an output impedance of about 200 ohms. A resistor divider drops this so that a voltage of about 4.0v will saturate the ADC with a Vdd of about 3.3v. An ADC clock speed of 52 MHz along with the divider impedance requires a sampling duration somewhat greater than the option for 12.5 cycles, so 24.5 cycles is selected. The fixed duration portion of the conversion is 12.5 cycles, so 37 cycles are required for one conversion. If 32 is selected for oversampling (and one bit right-shift) each ADC measurement cycle will take 22.8 us. Since 5 us is required from the time /CS line is raised, which switches the mux to the next cell, until the ADC measurement can be begin, each cell measurement requires 27.8 us (22.8 + 5). The total for 16 cells is therefore 444.3 us. Which is well within the 1 ms for 1 mv droop, and the shorter time duration might allow improvement over the 1 mv droop. On the other hand noise might be introduced by the overlapping of the spi data and clock during the measurement. Not overlapping would increase the total time by 192 us, making the total 636.3 us.</text:p>
      <text:p text:style-name="P4"/>
      <text:p text:style-name="P3"><text:s/>Since the bits in the command do not take effect until the /CS line is raised the execution of the command in the bms <text:span text:style-name="T4">is</text:span> delayed <text:span text:style-name="T4">until the ADC completes. In the foregoing, the selections have the spi completing before the ADC completes. If a slower spi clock is found to be needed, , or shorter oversampling selected, the ADC might complete before the spi command is completed. To handle both situations the interrupt for the spi checks if the ADC is busy. If it is busy the /CS line is left low (and sets a flag, though the flag is actually redundant as the port:bit for the /CS i/o shows whether it is high or low). When the ADC interrupt takes place it stores the ADC reading, and checks the flag. If the flag is set, the ADC raises the /CS line to latch the cell selection and triggers the 5 us timer delay. The time interrupt then starts the ADC conversion, prepares the next command, and starts the spi sending the next command. If the ADC was not busy when the spi command completed, i.e. the spi interrupt took place, the spi interrupt raises the /CS line and starts the 5 us timer delay. In both situations the timer interrupt is a signal to start the ADC conversions and start the spi for the next selection command.</text:span></text:p>
      <text:p text:style-name="P3"/>
      <text:p text:style-name="P5">The first cell and end of the cell readouts are special cases. Initially, the flying caps must be switched from cell inputs (where they are presumed to have been connected long enough to be fully charged to cell voltage) to ground reference. This command requires 50 us. Thus, the first step in a cycle of readouts is to send this command, and wait 50 us. After the delay, the command for connecting the caps to the output buffer are started. The spi “leads” the ADC so the spi completes sending the 16<text:span text:style-name="T2">th</text:span> command before the ADC completes the measurement of the 16<text:span text:style-name="T2">th</text:span> cell. The indices, spiidx, and adcidx, independently keep track of cell numbers (0 – 15).</text:p>
      <text:p text:style-name="P5"/>
      <text:p text:style-name="P5">For the spi the cell selection command is determined by a table lookup using the spiidx. The 24 bit command is specified with bit 0 being sent first. The cell selection command bit, and four bit cell selection are in reverse order of the STM32 convention. The simplest approach is to lookup the <text:soft-page-break/>selection byte in a 16 byte table. <text:s/>Since the droop issue is more important for higher cell numbers than lower ones, the datasheet recommends measuring the high cells first. Since a comparison of high-to-low order versus low-to-order might be useful two lookup tables are provided. A flag (updn) allows the task requesting a readout to specify the direction of readout.</text:p>
      <text:p text:style-name="P5"/>
      <text:p text:style-name="P5">For the ADC, adcidx is used as an index to store readings.</text:p>
      <text:p text:style-name="P5"/>
      <text:p text:style-name="P5">In addition to the 16 cells with flying caps for cell readout, the ‘14921 has three thermistor inputs and one top-of-stack voltage divider that can be read. Command bits are used to connect these inputs to the output buffer. The <text:span text:style-name="T5">speed to complete the readout</text:span> is different than for the cell caps. There is no voltage droop since the buffer op-amp connects to a resistor divider, either the thermistors with pull-ups, or internal divider for the top-of-stack, <text:span text:style-name="T6">rather than a capacitor hold a charge</text:span>. <text:span text:style-name="T6">For the thermistors the</text:span> settling time delay for the buffer op-amp <text:span text:style-name="T6">is still 5 us</text:span>, <text:span text:style-name="T6">however for</text:span> the top-of-stack 60 us <text:span text:style-name="T6">needed. The sequence for sending commands, timeouts, and ADC conversions remains the same as for the cell readouts, but following the last readout command the timeout is set to 60 us.</text:span></text:p>
      <text:p text:style-name="P5"/>
      <text:p text:style-name="P6">The ADC conversion data for the four additional readouts are stored the same way in the array. The preparation of the command codes and setting of the last time delay is set in the TIM2 interrupt handling.</text:p>
      <text:p text:style-name="P6"/>
      <text:p text:style-name="P6">During the readout of the 16 cells the /SMPL bit is high in each of the commands, thus holding the flying caps at ground reference level. When the thermistors and top-of-stack are readout, the /SMPL bit is set to zero and flying caps connect back to the cells for recharging. </text:p>
      <text:p text:style-name="P6"/>
      <text:p text:style-name="P6">When the 20 readouts are completed an array of calibrated readings are stored via the pointer <text:span text:style-name="T7">contained in the requester’s struct (and a pointer to that struct was the item </text:span>passed <text:span text:style-name="T7">to ADCTask</text:span> via the queue.</text:p>
      <text:p text:style-name="P6"/>
      <text:p text:style-name="P25">ADC readouts</text:p>
      <text:p text:style-name="P10"/>
      <text:p text:style-name="P10">ADC channels that are not connected to the MAX14921 buffer op-amp are readout differently. There are no spi commands or time delays required. For this read sequence the ADC is reconfigured to use the scan mode where the ADC channels are measured in sequence. Oversampling on each channel is used and the converted result stored automatically via DMA. <text:span text:style-name="T10">The STM32CubeMX and following #define table in the following must match.</text:span></text:p>
      <text:p text:style-name="P10"/>
      <text:p text:style-name="P27">/* ADC reading sequence/array indices <text:s text:c="42"/>*/</text:p>
      <text:p text:style-name="P27">/* These indices -=&gt;MUST&lt;= match the hardware ADC scan sequence in STM32CubeMX. */</text:p>
      <text:p text:style-name="P31">#<text:span text:style-name="T19">define ADC1IDX_INTERNALVREF <text:s/>0 // IN0<text:tab/><text:tab/>247.5 <text:s/>1 <text:s/>Internal voltage reference</text:span></text:p>
      <text:p text:style-name="P32">#define ADC1IDX_INTERNALTEMP <text:s/>1 // IN17<text:tab/><text:tab/>247.5 <text:s/>2 <text:s/>Internal temperature sensor</text:p>
      <text:p text:style-name="P32">#define ADC1IDX_PA4_DC_DC <text:s text:c="4"/>2 // IN9<text:tab/><text:tab/>247.5 <text:s/>3 <text:s/>Isolated DC-DC 15v supply</text:p>
      <text:p text:style-name="P32">#define ADC1IDX_PA7_HV_DIV <text:s text:c="3"/>3 // IN12<text:tab/><text:tab/>640.5 <text:s/>4 <text:s/>HV divider (FET side of diode)</text:p>
      <text:p text:style-name="P32">#define ADC1IDX_PC1_BAT_CUR <text:s text:c="2"/>4 // IN2<text:tab/><text:tab/> 47.5 <text:s/>5 <text:s/>Battery current sense op-amp</text:p>
      <text:p text:style-name="P32">#define ADC1IDX_PC4_THERMSP1 <text:s/>5 // IN13<text:tab/><text:tab/>247.5 <text:s/>6 <text:s/>Spare thermistor 1: 10K pullup</text:p>
      <text:p text:style-name="P32">#define ADC1IDX_PC5_THERMSP2 <text:s/>6 // IN14<text:tab/><text:tab/>247.5 <text:s/>7 <text:s/>Spare thermistor 2: 10K pullup</text:p>
      <text:p text:style-name="P32">#define ADC1IDX_PC3_OPA_OUT <text:s text:c="2"/>7 // IN4<text:tab/><text:tab/> <text:s/>2.5 <text:s/>8 <text:s/>FET current sense 0.1 ohm:COMP2_INP</text:p>
      <text:p text:style-name="P32">#define ADC1IDX_PA0_OPA_INP <text:s text:c="2"/>8 // IN5<text:tab/><text:tab/> 24.5 <text:s/>9 <text:s/>FET current sense RC 1.8K|0.1u</text:p>
      <text:p text:style-name="P32">#define ADC1IDX_PA3_FET_CUR1 <text:s/>9 // IN8 <text:tab/><text:tab/> <text:s/>2.5 10 <text:s/>OPA_OUT (PA0 amplified) </text:p>
      <text:p text:style-name="P32">#define ADC1IDX_PC0_BMS<text:tab/> <text:s text:c="2"/>10 // IN1<text:tab/><text:tab/> 24.5 11 <text:s/>Not included in adc dma scan</text:p>
      <text:p text:style-name="P33"/>
      <text:p text:style-name="P10"/>
      <text:p text:style-name="P10"><text:soft-page-break/></text:p>
      <text:p text:style-name="P10"/>
      <text:p text:style-name="P30"><text:span text:style-name="T20">The last line in the above table is the ADC channel used with the BMS output buffer measurement. That channel is not read in the scan of the other ADC channels.</text:span></text:p>
      <text:p text:style-name="P30"/>
      <text:p text:style-name="P30">The <text:span text:style-name="T10">right-most column in the above is the number of ADC cycles for sampling. Each conversion has an additional 12.5 cycles. The total for the 10 channels is 2102 ADC cycles. The Vref and Internal Temperature channels require a sampling duration greater than 4 and 5 us, respectively. The ADC clock frequency is set to 52 MHz via so that the 247.5 cycles comes in at about 5 us. With these settings the total time for one scan with no oversampling is 40.42 us. With oversampling of 16 the duration for one scan is 646.8 us.</text:span></text:p>
      <text:p text:style-name="P10"/>
      <text:p text:style-name="P19">Since it the BMS cell readings might be used in computations with load current readings the measurement of the BMS cell readings need to be made at the same time as the load current readings. The EMC sends a CAN msg that “everyone” receives and that triggers the initiation of their measurements. When that CAN msg is received the ADC channel readings may be in progress and the BMS readings cannot begin until ADC channel readings are complete or aborted. Aborting the channel readings is messy. If the ADC channel readings do not take long, then it is acceptable for the ADC channel readings to run <text:s/>to completion. That favor making the ADC channel reading scan very short. However, the voltage reference and some some extend internal die temperature sensor require many readings averaged to reduce the effect of noise and improve accuracy, so taking as many measurements as possible between BMS readout requests is wanted. To balance the tradeoff the timing needs to be addressed.</text:p>
      <text:p text:style-name="P19"/>
      <text:p text:style-name="P19">The ADBMS1818 BMS part has sigma-delta ADC and a measurement of all 18 cells plus two GPIOs (e.g. thermistor inputs) is spec’d at 3.1 to 3.5 ms, without the filtering mode. In the filtering mode the time required is in the 250 ms realm. Using 3.1-3.5 ms as a comparison, the ADC channel readout here only takes 0.6 ms, so one a one scan delay in starting the BMS readout is much better than the ADCBMS1818 will provide. </text:p>
      <text:p text:style-name="P19"/>
      <text:p text:style-name="P20">To utilize the time for ADC channel readings when a BMS cell readout is not in progress the strategy is for ADCTask.c to not wait for the queue with requests. Instead, the for (;;) loop checks if there is a request in the queue. If not, it starts a ADC channel readout and waits for a notification. When the ADC channel readout (using DMA) completes the DMA interrupt makes the notification. The readings are <text:span text:style-name="T16">update, e.g.</text:span> calibration, filtered, <text:span text:style-name="T16">etc. The for (;;) repeats. This results in the ADC channel readings being taken at almost full speed, until a BMS cell readout appears in the queue. </text:span></text:p>
      <text:p text:style-name="P20"/>
      <text:p text:style-name="P28">The downside of the this strategy is that the interrupt rate is around 2 Khz, but is the price of avoiding a complicated arrangement where the ADC scan in progress is aborted by a BMS cell readout request and restarted without losing a lot of the ADC scan data. The strategy for that would be to configure the ADC channel readout to be in DMA circular mode which is used as a double buffering mode. The ADC runs through the scan continuously with the DMA storing conversions. At the ½ and end of the buffer the DMA gives interrupts, and the interrupt can be used to notify a task which half of the buffer is complete. Since the buffer can by ‘n’ scans long, the interrupt rate is low. The difficulty is recovery of data up to the point where the scan was aborted.</text:p>
      <text:p text:style-name="P20"/>
      <text:p text:style-name="P21"><text:soft-page-break/>One way to deal with that would be to fill the ½ DMA buffer just processed with value that cannot be generated by the oversampling of the ADC. E.g., oversampling by 16 leaves four 16b numbers that cannot be generated by the ADC. One of these could be used to designate “no data”. Before resuming the ADC/DMA process the data DMA ½ buffer that was being filled when the abort took place would be processed up to the point where the “no data” code was encountered. Since the scheme is based on multiple scans in each DMA ½ buffer the data loss would be small. <text:span text:style-name="T17">There may be some “corner cases” to be considered with respect to when interrupts take place. The advantage of the scheme is that the initiation of the BMS cell readout delay would be cut from about ½ ms to some tens of microseconds, the interrupt rate for ADC channel reading would be lowered, but the complication of code would be large. </text:span></text:p>
      <text:p text:style-name="P21"/>
      <text:p text:style-name="P29">Given that the ADBMS1818 will result in much larger delays, and does not use the processor ADC for cell readout, the above strategy to abort a continuous, circular buffer, DMA channel readout isn’t worth doing.</text:p>
      <text:p text:style-name="P10"/>
      <text:p text:style-name="P10"/>
      <text:p text:style-name="P17">[Begin supersede<text:span text:style-name="T18">d </text:span><text:s/>thoughts section]</text:p>
      <text:p text:style-name="P11">The readout of the ADC channels is not as time critical as the BMS cell channels. For the BMS channels the cell voltage under heavy load current will be wanted and the measurement of the cells should take place at the same, or very close, instant as the measurement of the load current. This complicates how the ADC is used. </text:p>
      <text:p text:style-name="P11"/>
      <text:p text:style-name="P11">The request for a reading is sent via a CAN msg from the EMC. All bms modules and the contactor receive this msg at the same time. The CAN interrupt notifies the Mailbox function which notifies the CANcomm task, which requests a reading. This all takes place in a matter of tens of micoseconds. The ADCTask then begins the BMS readout which takes approximately ½ ms, with the 16 cell readings being the first of the 20, which means the delay of the cell readings upon receipt of the CAN msg are delayed from very small to about 355 us. This is nearly ideal, however there is the situation where other requests are in progress when the CAN msg is received and the request will sit in the queue until the request in progress completes. There are some trade-offs in how to handle this.</text:p>
      <text:p text:style-name="P11"/>
      <text:p text:style-name="P11">The time for ADC scan of the 10 channels, with oversampling of 16, is 0.646 ms. If this ADC scan started at the instant the CAN msg was received the cell readouts would be delay 0.646 ms. This would be a worst-case. If that is satisfactory the ADC channel readout is simple. If that delay is unacceptable, then some scheme whereby the ADC channel readout is aborted and the BMS readout begun is needed.</text:p>
      <text:p text:style-name="P11"/>
      <text:p text:style-name="P11">Another factor is that the ADC channel readout contains the Vref and internal temperature sensors. The Vref is used to base the calibration of the BMS cell readouts. For best accuracy it also needs to be adjusted for die temperature which the internal temperature sensor provides. “In some ST app note” they talk about averaging a huge number of Vref readings taken over a number of minutes. This suggest that the ADC channel readings be taken continuously. With DMA in the circular buffer mode this is quite simple, however there is the complication of aborting the DMA readout, and resuming it after the the BMS readout (or other BMS request) is complete. </text:p>
      <text:p text:style-name="P11"/>
      <text:p text:style-name="P13">If this was done, there would be no ADC channel readout request as an array with the latest ADC channel readings would always have latest readings. These would be continuously updated except when interrupted by a BMS readout request. A BMS request would abort the current ADC scan and <text:soft-page-break/>current ADC conversion is automatically discarded. Upon completion of the BMS request the ADC scan would be restarted from the beginning. This raises several issues with the ADC scan.</text:p>
      <text:p text:style-name="P13"/>
      <text:p text:style-name="P13">The ADC scan uses the DMA which avoids an interrupt upon the completion of each ADC channel. When the end of the ten channels completes there is an option of having the scan repeat automatically and the DMA continues to store. The DMA can double buffer and give an interrupt at when data stores at the ½ and end points. One problem is that if the buffer is just two scans long there is a DMA interrupt at the end of each scan of the 10 channels. This is every 646 us. If the DMA buffer is made longer the interrupt rate would be slower, but whenever the BMS request aborted the operation the ½ of <text:span text:style-name="T12">the DMA buffer where was being stored requires some tricky handling. The DMA registers would hold the count and the base address of the DMA buffer, as well as the which buffer ½ is current, so the data up to that point could be processed before a restart of the ADC channel readout was done. Assuming the current storage location cannot be obtained (maybe the count is available. So, having ‘n’ scans in each DMA ½ buffer slows the interrupt rate for filtering and updating these readings, but if the BMS readout rate is fast it results in ADC channel data being lost.</text:span></text:p>
      <text:p text:style-name="P15"/>
      <text:p text:style-name="P14">To avoid data loss each reading in the ½ DMA buffer being processed could be set to a non-ADC number after the reading was handled. <text:span text:style-name="T13">With oversampling there are numbers the ADC will not generated. <text:s/>E.g., sixteen max ADC readings (i.e. 4095) result in a max 16 bit word of 65520, so there 16 numbers available for special meaning. <text:s/>With a right-shift of 1, that would leave 8, etc. </text:span>When the BMS aborts the ADC readout, before the process is restarted, the ½ DMA buffer that was being loaded could be processed up to the point where the special code was stored. <text:span text:style-name="T13">This would avoid throwing away the conversions, and a longer DMA buffer would result is a slower DMA interrupt rate.</text:span></text:p>
      <text:p text:style-name="P14"/>
      <text:p text:style-name="P18">If the max rate for BMS CAN requests (controlled by the EMC) is 16 per second there is 62.5 ms between requests. One, ½ DMA buffer with 16 scans, with 16 oversampling, would require about 10.3 ms. Close to six DMA interrupts between BMS <text:span text:style-name="T14">aborts.</text:span></text:p>
      <text:p text:style-name="P17">[End <text:s/><text:span text:style-name="T18">superseded</text:span> thoughts section]</text:p>
      <text:p text:style-name="P12"/>
      <text:p text:style-name="P24">Open wire detection</text:p>
      <text:p text:style-name="P11"/>
      <text:p text:style-name="P11">The DIAG bit (diagnostic) in the MAX14921 command turns on a 10 ua current drain on each of the cell inputs. This can be used for open cell detection. The procedure is to turn on the bit and wait long enough for the flying caps <text:span text:style-name="T11">on cells with an open wire</text:span> to <text:span text:style-name="T11">be </text:span>discharge<text:span text:style-name="T11">d to a level where it can be assumed that the wire is open and the cell is not just in a low charge state. The datasheet suggests something on the order of ½ second.</text:span></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c29fb" officeooo:paragraph-rsid="000c29fb"/>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age <text:page-number text:select-page="current">6</text:page-number> <text:s/>02/27/2022 <text:s text:c="6"/><text:span text:style-name="MT1">MAX14921 ADC strategie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7T12:51:27.662744637</meta:creation-date>
    <dc:date>2022-03-02T11:37:29.962767586</dc:date>
    <meta:editing-duration>PT14H41M37S</meta:editing-duration>
    <meta:editing-cycles>11</meta:editing-cycles>
    <meta:generator>LibreOffice/5.1.6.2$Linux_X86_64 LibreOffice_project/10m0$Build-2</meta:generator>
    <meta:document-statistic meta:table-count="0" meta:image-count="0" meta:object-count="0" meta:page-count="6" meta:paragraph-count="61" meta:word-count="3629" meta:character-count="20480" meta:non-whitespace-character-count="16772"/>
  </office:meta>
</office:document-meta>
</file>